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03.97pt" svg:y="2.83pt">
            <draw:object draw:notify-on-update-of-ranges="Sheet1.E5:Sheet1.E9 Sheet1.D5:Sheet1.D9 Sheet1.E12:Sheet1.E16 Sheet1.D12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asic</text:p>
          </table:table-cell>
          <table:table-cell office:value-type="string" calcext:value-type="string">
            <text:p>cache_size</text:p>
          </table:table-cell>
          <table:table-cell office:value-type="string" calcext:value-type="string">
            <text:p>block_size</text:p>
          </table:table-cell>
          <table:table-cell office:value-type="string" calcext:value-type="string">
            <text:p>miss_r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.170963365" calcext:value-type="float">
            <text:p>2.170963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085481682" calcext:value-type="float">
            <text:p>1.0854816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.5427408412" calcext:value-type="float">
            <text:p>0.5427408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0.2713704206" calcext:value-type="float">
            <text:p>0.27137042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0.135682103" calcext:value-type="float">
            <text:p>0.13568210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2.170963365" calcext:value-type="float">
            <text:p>2.170963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.085481682" calcext:value-type="float">
            <text:p>1.0854816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0.5427408412" calcext:value-type="float">
            <text:p>0.5427408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0.2713704206" calcext:value-type="float">
            <text:p>0.27137042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1356852103" calcext:value-type="float">
            <text:p>0.135685210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.170963365" calcext:value-type="float">
            <text:p>2.170963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.085481682" calcext:value-type="float">
            <text:p>1.08548168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float" office:value="64" calcext:value-type="float">
            <text:p>64</text:p>
          </table:table-cell>
          <table:table-cell office:value-type="float" office:value="0.5427408412" calcext:value-type="float">
            <text:p>0.5427408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2713704206" calcext:value-type="float">
            <text:p>0.271370420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0.1356852103" calcext:value-type="float">
            <text:p>0.135685210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.170963365" calcext:value-type="float">
            <text:p>2.17096336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.085481682" calcext:value-type="float">
            <text:p>1.08548168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0.5427408412" calcext:value-type="float">
            <text:p>0.542740841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0.2713704206" calcext:value-type="float">
            <text:p>0.27137042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float" office:value="256" calcext:value-type="float">
            <text:p>256</text:p>
          </table:table-cell>
          <table:table-cell office:value-type="float" office:value="0.1356852103" calcext:value-type="float">
            <text:p>0.1356852103</text:p>
          </table:table-cell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24:29.440273820</meta:creation-date>
    <dc:date>2020-06-12T13:18:50.275350992</dc:date>
    <meta:editing-duration>PT1H23M19S</meta:editing-duration>
    <meta:editing-cycles>2</meta:editing-cycles>
    <meta:generator>LibreOffice/6.0.7.3$Linux_X86_64 LibreOffice_project/00m0$Build-3</meta:generator>
    <meta:document-statistic meta:table-count="1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00" chart:maximum="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3" chart:maximum="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cm" svg:y="3.952cm" style:legend-expansion="high" chart:style-name="ch2"/>
        <chart:plot-area chart:style-name="ch3" table:cell-range-address="Sheet1.D5:Sheet1.E9 Sheet1.E12:Sheet1.E16" chart:data-source-has-labels="row" svg:x="1.331cm" svg:y="0.18cm" svg:width="12.449cm" svg:height="7.659cm">
          <chartooo:coordinate-region svg:x="1.662cm" svg:y="0.379cm" svg:width="11.837cm" svg:height="7.261cm"/>
          <chart:axis chart:dimension="x" chart:name="primary-x" chart:style-name="ch4">
            <chart:title svg:x="6.717cm" svg:y="8.019cm" chart:style-name="ch5">
              <text:p>Block_size</text:p>
            </chart:title>
          </chart:axis>
          <chart:axis chart:dimension="y" chart:name="primary-y" chart:style-name="ch6">
            <chart:title svg:x="0.451cm" svg:y="4.767cm" chart:style-name="ch7">
              <text:p>Miss_rate</text:p>
            </chart:title>
            <chart:grid chart:style-name="ch8" chart:class="major"/>
          </chart:axis>
          <chart:series chart:style-name="ch9" chart:values-cell-range-address="Sheet1.E5:Sheet1.E9" loext:label-string="4k" chart:class="chart:scatter">
            <chart:domain table:cell-range-address="Sheet1.D5:Sheet1.D9"/>
            <chart:data-point chart:repeated="5"/>
          </chart:series>
          <chart:series chart:style-name="ch10" chart:values-cell-range-address="Sheet1.E12:Sheet1.E16" loext:label-string="16k" chart:class="chart:scatter">
            <chart:domain table:cell-range-address="Sheet1.D12:Sheet1.D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4k</text:p>
              </table:table-cell>
              <table:table-cell office:value-type="string">
                <text:p>Column D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D5:Sheet1.D9</svg:desc>
                </draw:g>
              </table:table-cell>
              <table:table-cell office:value-type="float" office:value="2.170963365">
                <text:p>2.170963365</text:p>
                <draw:g>
                  <svg:desc>Sheet1.E5:Sheet1.E9</svg:desc>
                </draw:g>
              </table:table-cell>
              <table:table-cell office:value-type="float" office:value="16">
                <text:p>16</text:p>
                <draw:g>
                  <svg:desc>Sheet1.D12:Sheet1.D16</svg:desc>
                </draw:g>
              </table:table-cell>
              <table:table-cell office:value-type="float" office:value="2.170963365">
                <text:p>2.170963365</text:p>
                <draw:g>
                  <svg:desc>Sheet1.E12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.085481682">
                <text:p>1.085481682</text:p>
              </table:table-cell>
              <table:table-cell office:value-type="float" office:value="32">
                <text:p>32</text:p>
              </table:table-cell>
              <table:table-cell office:value-type="float" office:value="1.085481682">
                <text:p>1.085481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0.5427408412">
                <text:p>0.5427408412</text:p>
              </table:table-cell>
              <table:table-cell office:value-type="float" office:value="64">
                <text:p>64</text:p>
              </table:table-cell>
              <table:table-cell office:value-type="float" office:value="0.5427408412">
                <text:p>0.5427408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0.2713704206">
                <text:p>0.2713704206</text:p>
              </table:table-cell>
              <table:table-cell office:value-type="float" office:value="128">
                <text:p>128</text:p>
              </table:table-cell>
              <table:table-cell office:value-type="float" office:value="0.2713704206">
                <text:p>0.2713704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">
                <text:p>256</text:p>
              </table:table-cell>
              <table:table-cell office:value-type="float" office:value="0.135682103">
                <text:p>0.135682103</text:p>
              </table:table-cell>
              <table:table-cell office:value-type="float" office:value="256">
                <text:p>256</text:p>
              </table:table-cell>
              <table:table-cell office:value-type="float" office:value="0.1356852103">
                <text:p>0.1356852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